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liente" style:family="table">
      <style:table-properties style:width="10.716cm" fo:margin-left="0.54cm" fo:margin-right="5.745cm" table:align="margins"/>
    </style:style>
    <style:style style:name="Cliente.A" style:family="table-column">
      <style:table-column-properties style:column-width="3.678cm" style:rel-column-width="22492*"/>
    </style:style>
    <style:style style:name="Cliente.B" style:family="table-column">
      <style:table-column-properties style:column-width="2.434cm" style:rel-column-width="14886*"/>
    </style:style>
    <style:style style:name="Cliente.C" style:family="table-column">
      <style:table-column-properties style:column-width="1.931cm" style:rel-column-width="11812*"/>
    </style:style>
    <style:style style:name="Cliente.D" style:family="table-column">
      <style:table-column-properties style:column-width="2.672cm" style:rel-column-width="16345*"/>
    </style:style>
    <style:style style:name="Clien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liente.D1" style:family="table-cell">
      <style:table-cell-properties fo:padding="0.097cm" fo:border="0.002cm solid #000000"/>
    </style:style>
    <style:style style:name="Prodotto" style:family="table">
      <style:table-properties style:width="9.075cm" fo:margin-left="1.605cm" fo:margin-right="6.32cm" table:align="margins"/>
    </style:style>
    <style:style style:name="Prodotto.A" style:family="table-column">
      <style:table-column-properties style:column-width="1.977cm" style:rel-column-width="14278*"/>
    </style:style>
    <style:style style:name="Prodotto.B" style:family="table-column">
      <style:table-column-properties style:column-width="2.441cm" style:rel-column-width="17628*"/>
    </style:style>
    <style:style style:name="Prodotto.C" style:family="table-column">
      <style:table-column-properties style:column-width="2.037cm" style:rel-column-width="14711*"/>
    </style:style>
    <style:style style:name="Prodotto.D" style:family="table-column">
      <style:table-column-properties style:column-width="2.619cm" style:rel-column-width="18918*"/>
    </style:style>
    <style:style style:name="Prodotto.1" style:family="table-row">
      <style:table-row-properties style:min-row-height="0.873cm"/>
    </style:style>
    <style:style style:name="Prodotto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Prodotto.B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dotto.D1" style:family="table-cell">
      <style:table-cell-properties fo:padding="0.097cm" fo:border="0.002cm solid #000000"/>
    </style:style>
    <style:style style:name="Tabella1" style:family="table">
      <style:table-properties style:width="9.922cm" fo:margin-left="0.54cm" fo:margin-right="6.539cm" table:align="margins"/>
    </style:style>
    <style:style style:name="Tabella1.A" style:family="table-column">
      <style:table-column-properties style:column-width="2.753cm" style:rel-column-width="18181*"/>
    </style:style>
    <style:style style:name="Tabella1.B" style:family="table-column">
      <style:table-column-properties style:column-width="2.178cm" style:rel-column-width="14389*"/>
    </style:style>
    <style:style style:name="Tabella1.C" style:family="table-column">
      <style:table-column-properties style:column-width="2.496cm" style:rel-column-width="16483*"/>
    </style:style>
    <style:style style:name="Tabella1.D" style:family="table-column">
      <style:table-column-properties style:column-width="2.496cm" style:rel-column-width="1648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2" style:family="table">
      <style:table-properties style:width="9.922cm" fo:margin-left="0.54cm" fo:margin-right="6.539cm" table:align="margins"/>
    </style:style>
    <style:style style:name="Tabella2.A" style:family="table-column">
      <style:table-column-properties style:column-width="4.339cm" style:rel-column-width="28660*"/>
    </style:style>
    <style:style style:name="Tabella2.B" style:family="table-column">
      <style:table-column-properties style:column-width="2.778cm" style:rel-column-width="18349*"/>
    </style:style>
    <style:style style:name="Tabella2.C" style:family="table-column">
      <style:table-column-properties style:column-width="2.805cm" style:rel-column-width="1852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3" style:family="table">
      <style:table-properties style:width="10.359cm" fo:margin-left="0.54cm" fo:margin-right="6.101cm" table:align="margins"/>
    </style:style>
    <style:style style:name="Tabella3.A" style:family="table-column">
      <style:table-column-properties style:column-width="4.604cm" style:rel-column-width="29124*"/>
    </style:style>
    <style:style style:name="Tabella3.B" style:family="table-column">
      <style:table-column-properties style:column-width="2.752cm" style:rel-column-width="17407*"/>
    </style:style>
    <style:style style:name="Tabella3.C" style:family="table-column">
      <style:table-column-properties style:column-width="3.004cm" style:rel-column-width="19004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="0.002cm solid #000000"/>
    </style:style>
    <style:style style:name="Tabella4" style:family="table">
      <style:table-properties style:width="15.452cm" fo:margin-left="0.54cm" fo:margin-right="1.009cm" table:align="margins"/>
    </style:style>
    <style:style style:name="Tabella4.A" style:family="table-column">
      <style:table-column-properties style:column-width="2.805cm" style:rel-column-width="11895*"/>
    </style:style>
    <style:style style:name="Tabella4.B" style:family="table-column">
      <style:table-column-properties style:column-width="2.223cm" style:rel-column-width="9426*"/>
    </style:style>
    <style:style style:name="Tabella4.C" style:family="table-column">
      <style:table-column-properties style:column-width="1.296cm" style:rel-column-width="5498*"/>
    </style:style>
    <style:style style:name="Tabella4.D" style:family="table-column">
      <style:table-column-properties style:column-width="1.614cm" style:rel-column-width="6845*"/>
    </style:style>
    <style:style style:name="Tabella4.F" style:family="table-column">
      <style:table-column-properties style:column-width="1.508cm" style:rel-column-width="6396*"/>
    </style:style>
    <style:style style:name="Tabella4.G" style:family="table-column">
      <style:table-column-properties style:column-width="1.058cm" style:rel-column-width="4488*"/>
    </style:style>
    <style:style style:name="Tabella4.H" style:family="table-column">
      <style:table-column-properties style:column-width="1.588cm" style:rel-column-width="6733*"/>
    </style:style>
    <style:style style:name="Tabella4.I" style:family="table-column">
      <style:table-column-properties style:column-width="2.064cm" style:rel-column-width="8756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I1" style:family="table-cell">
      <style:table-cell-properties fo:padding="0.097cm" fo:border="0.002cm solid #000000"/>
    </style:style>
    <style:style style:name="Tabella5" style:family="table">
      <style:table-properties style:width="9.922cm" fo:margin-left="0.54cm" fo:margin-right="6.539cm" table:align="margins"/>
    </style:style>
    <style:style style:name="Tabella5.A" style:family="table-column">
      <style:table-column-properties style:column-width="3.678cm" style:rel-column-width="24291*"/>
    </style:style>
    <style:style style:name="Tabella5.B" style:family="table-column">
      <style:table-column-properties style:column-width="2.91cm" style:rel-column-width="19223*"/>
    </style:style>
    <style:style style:name="Tabella5.C" style:family="table-column">
      <style:table-column-properties style:column-width="3.334cm" style:rel-column-width="2202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draw:marker-start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Estremità_20_li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Cliente" table:style-name="Cliente">
        <table:table-column table:style-name="Cliente.A"/>
        <table:table-column table:style-name="Cliente.B"/>
        <table:table-column table:style-name="Cliente.C"/>
        <table:table-column table:style-name="Cliente.D"/>
        <table:table-row>
          <table:table-cell table:style-name="Cliente.A1" office:value-type="string">
            <text:p text:style-name="P1">Cliente</text:p>
          </table:table-cell>
          <table:table-cell table:style-name="Cliente.A1" office:value-type="string">
            <text:p text:style-name="Table_20_Contents">IDCliente</text:p>
          </table:table-cell>
          <table:table-cell table:style-name="Cliente.A1" office:value-type="string">
            <text:p text:style-name="Table_20_Contents">Nome_Cl</text:p>
          </table:table-cell>
          <table:table-cell table:style-name="Cliente.D1" office:value-type="string">
            <text:p text:style-name="Table_20_Contents">Cognome_Cl</text:p>
          </table:table-cell>
        </table:table-row>
      </table:table>
      <text:p text:style-name="Standard"><draw:path text:anchor-type="paragraph" draw:z-index="5" draw:style-name="gr1" draw:text-style-name="P2" svg:width="4.935cm" svg:height="4.093cm" draw:transform="rotate (-2.67785867133558) translate (6.48600133244451cm 2.87489251865137cm)" svg:viewBox="0 0 4936 4094" svg:d="m0 3159c294-9 581 80 876 83 298 3 590 15 852 130 244 108 512 158 733 308 230 156 515 145 746 284 260 157 567 122 851 130 365 10 536-337 710-591 172-250 196-549 143-817-60-296-303-543-557-722-245-172-534-271-792-426-249-149-536-179-793-307-235-118-454-287-710-355-356-96-495-461-473-770l23-106"><text:p/></draw:path></text:p>
      <text:p text:style-name="Standard"/>
      <text:p text:style-name="Standard"/>
      <table:table table:name="Prodotto" table:style-name="Prodotto">
        <table:table-column table:style-name="Prodotto.A"/>
        <table:table-column table:style-name="Prodotto.B"/>
        <table:table-column table:style-name="Prodotto.C"/>
        <table:table-column table:style-name="Prodotto.D"/>
        <table:table-row table:style-name="Prodotto.1">
          <table:table-cell table:style-name="Prodotto.A1" office:value-type="string">
            <text:p text:style-name="P1"><draw:path text:anchor-type="paragraph" draw:z-index="1" draw:style-name="gr2" draw:text-style-name="P2" svg:width="8.299cm" svg:height="7.315cm" draw:transform="rotate (-0.507018147705443) translate (4.91539718217628cm -1.13137279147882cm)" svg:viewBox="0 0 8300 7316" svg:d="m3716 7309c296 19 602 3 884-97 293-104 588-202 873-334 289-134 565-288 846-440 247-133 502-258 740-411 244-156 517-257 712-516 213-284 496-560 517-923 17-314 27-626-41-945-61-285-131-562-167-846-39-299-234-544-309-828-72-274-224-502-352-742-125-236-211-504-408-681-236-212-541-338-848-437-313-101-641-143-951-77-292 61-582 147-853 262-254 106-481 264-730 375s-464 302-717 398c-260 99-512 212-769 306-250 91-466 255-706 362-261 116-477 370-792 319l-321-34-324-92"><text:p/></draw:path><draw:path text:anchor-type="paragraph" draw:z-index="3" draw:style-name="gr1" draw:text-style-name="P2" svg:width="2.696cm" svg:height="0.784cm" draw:transform="skewX (-0.207694180987286) rotate (-0.889419786817329) translate (4.106343042954cm -0.0590957380652462cm)" svg:viewBox="0 0 2697 785" svg:d="m0 772c319-75 667 124 972-90 219-152 485-239 716-377 261-155 553-282 862-305h147"><text:p/></draw:path><draw:path text:anchor-type="paragraph" draw:z-index="4" draw:style-name="gr2" draw:text-style-name="P2" svg:width="12.094cm" svg:height="12.444cm" draw:transform="skewX (-2.4748259146195E-017) rotate (-0.218689755276034) translate (4.70200067294729cm -0.647500429577761cm)" svg:viewBox="0 0 12095 12445" svg:d="m1877 12387c296-59 582 40 878 49 286 8 579 25 861-29 293-56 584-130 878-195 309-69 621-142 930-207 302-63 603-134 910-175 270-36 535-112 801-178 256-64 534-75 763-224 250-162 508-322 806-396 316-78 558-319 847-459 251-122 474-290 717-431 260-150 539-275 758-493 218-218 513-358 672-637 157-277 415-528 396-901-15-281-9-526-69-798-64-288-197-562-391-781-213-242-349-531-551-772-192-230-330-494-513-726-174-219-258-501-431-717-190-238-378-480-468-764-84-265-184-519-281-777-101-269-185-539-287-804-100-259-206-521-333-766-154-298-394-585-700-712-311-129-623-248-941-333-291-77-596-104-896-126-281-21-558-48-846-29-275 18-527 70-787 121s-516 115-775 172c-268 60-530 140-800 178-273 39-509 166-752 276-253 114-466 325-761 358-264 30-518 114-774 173l-270 5-319-91-149 60"><text:p/></draw:path>Prodotto</text:p>
          </table:table-cell>
          <table:table-cell table:style-name="Prodotto.B1" office:value-type="string">
            <text:p text:style-name="P1">IDProdotto</text:p>
          </table:table-cell>
          <table:table-cell table:style-name="Prodotto.B1" office:value-type="string">
            <text:p text:style-name="Table_20_Contents">Nome_Pr</text:p>
          </table:table-cell>
          <table:table-cell table:style-name="Prodotto.D1" office:value-type="string">
            <text:p text:style-name="Table_20_Contents">Prezzo_Pr</text:p>
          </table:table-cell>
        </table:table-row>
      </table:table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Ordine</text:p>
          </table:table-cell>
          <table:table-cell table:style-name="Tabella1.A1" office:value-type="string">
            <text:p text:style-name="Table_20_Contents">IDCliente</text:p>
          </table:table-cell>
          <table:table-cell table:style-name="Tabella1.A1" office:value-type="string">
            <text:p text:style-name="Table_20_Contents">IDProdotto</text:p>
          </table:table-cell>
          <table:table-cell table:style-name="Tabella1.D1" office:value-type="string">
            <text:p text:style-name="Table_20_Contents">DataOrdine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">Ingrediente</text:p>
          </table:table-cell>
          <table:table-cell table:style-name="Tabella2.A1" office:value-type="string">
            <text:p text:style-name="Table_20_Contents">IDIngrediente</text:p>
          </table:table-cell>
          <table:table-cell table:style-name="Tabella2.C1" office:value-type="string">
            <text:p text:style-name="Table_20_Contents">Nome_Ing</text:p>
          </table:table-cell>
        </table:table-row>
      </table:table>
      <text:p text:style-name="Standard"><draw:path text:anchor-type="paragraph" draw:z-index="0" draw:style-name="gr1" draw:text-style-name="P2" svg:width="3.445cm" svg:height="0.65cm" draw:transform="rotate (-0.519060919544202) translate (6.42766000387074cm -0.52098550968211cm)" svg:viewBox="0 0 3446 651" svg:d="m0 651c316-6 639-24 942-112 341-99 691-194 1011-364 260-139 572-235 869-131l338 112 224 177 62 56"><text:p/></draw:path></text:p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">CompostoDa</text:p>
          </table:table-cell>
          <table:table-cell table:style-name="Tabella3.A1" office:value-type="string">
            <text:p text:style-name="Table_20_Contents">IDProdotto</text:p>
          </table:table-cell>
          <table:table-cell table:style-name="Tabella3.C1" office:value-type="string">
            <text:p text:style-name="Table_20_Contents">IDIngrediente</text:p>
          </table:table-cell>
        </table:table-row>
      </table:table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column table:style-name="Tabella4.G"/>
        <table:table-column table:style-name="Tabella4.H"/>
        <table:table-column table:style-name="Tabella4.I"/>
        <table:table-row>
          <table:table-cell table:style-name="Tabella4.A1" office:value-type="string">
            <text:p text:style-name="P1">Pizzeria</text:p>
          </table:table-cell>
          <table:table-cell table:style-name="Tabella4.A1" office:value-type="string">
            <text:p text:style-name="Table_20_Contents">IDPizzeria</text:p>
          </table:table-cell>
          <table:table-cell table:style-name="Tabella4.A1" office:value-type="string">
            <text:p text:style-name="Table_20_Contents">Nome_Pizz</text:p>
          </table:table-cell>
          <table:table-cell table:style-name="Tabella4.A1" office:value-type="string">
            <text:p text:style-name="Table_20_Contents">Numero_Tel</text:p>
          </table:table-cell>
          <table:table-cell table:style-name="Tabella4.A1" office:value-type="string">
            <text:p text:style-name="Table_20_Contents">CAP</text:p>
          </table:table-cell>
          <table:table-cell table:style-name="Tabella4.A1" office:value-type="string">
            <text:p text:style-name="Table_20_Contents">Paese</text:p>
          </table:table-cell>
          <table:table-cell table:style-name="Tabella4.A1" office:value-type="string">
            <text:p text:style-name="Table_20_Contents">Via</text:p>
          </table:table-cell>
          <table:table-cell table:style-name="Tabella4.A1" office:value-type="string">
            <text:p text:style-name="Table_20_Contents">Civico</text:p>
          </table:table-cell>
          <table:table-cell table:style-name="Tabella4.I1" office:value-type="string">
            <text:p text:style-name="Table_20_Contents">Asporto</text:p>
          </table:table-cell>
        </table:table-row>
      </table:table>
      <text:p text:style-name="Standard"><draw:path text:anchor-type="paragraph" draw:z-index="2" draw:style-name="gr1" draw:text-style-name="P2" svg:width="4.123cm" svg:height="1.379cm" draw:transform="rotate (-0.588001424997965) translate (5.52069702644235cm -1.0914373597058cm)" svg:viewBox="0 0 4124 1380" svg:d="m0 1380c362-8 732 1 1086-88 323-82 676-122 961-323 259-182 581-233 859-382 240-129 418-342 587-550l294-37 227 198 110 118"><text:p/></draw:path></text:p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P1">Appartiene</text:p>
          </table:table-cell>
          <table:table-cell table:style-name="Tabella5.A1" office:value-type="string">
            <text:p text:style-name="Table_20_Contents">IDProdotto</text:p>
          </table:table-cell>
          <table:table-cell table:style-name="Tabella5.C1" office:value-type="string">
            <text:p text:style-name="Table_20_Contents">IDPizzeri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stremità_20_linea_20_1" draw:display-name="Estremità linea 1" svg:viewBox="0 0 1122 2243" svg:d="m0 2108v17 17l12 42 30 34 38 21 43 4 29-8 30-21 25-26 13-34 343-1532 339 1520 13 42 29 34 39 21 42 4 42-12 34-30 21-42v-39-12l-4 4-440-1998-9-42-25-39-38-25-43-8-42 8-38 25-26 39-8 42z"/>
    <draw:marker draw:name="Estremità_20_linea_20_2" draw:display-name="Estremità linea 2" svg:viewBox="0 0 1131 902" svg:d="m564 0-564 902h1131z"/>
    <draw:marker draw:name="Estremità_20_linea_20_3" draw:display-name="Estremità linea 3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9:37:02.95</meta:creation-date>
    <meta:editing-duration>PT7M44S</meta:editing-duration>
    <meta:editing-cycles>4</meta:editing-cycles>
    <meta:generator>OpenOffice.org/3.4.1$Win32 OpenOffice.org_project/341m1$Build-9593</meta:generator>
    <dc:date>2013-06-24T17:39:34.72</dc:date>
    <meta:document-statistic meta:table-count="7" meta:image-count="0" meta:object-count="0" meta:page-count="1" meta:paragraph-count="30" meta:word-count="30" meta:character-count="258"/>
  </office:meta>
</office:document-meta>
</file>